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5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fill-color="#b47804" draw:textarea-horizontal-align="justify" draw:textarea-vertical-align="middle" draw:auto-grow-height="false" fo:min-height="1.02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9999"/>
      <style:paragraph-properties fo:text-align="center" style:writing-mode="lr-tb"/>
    </style:style>
    <style:style style:name="P4" style:family="paragraph">
      <loext:graphic-properties draw:fill-color="#b4780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81cm" svg:height="1.265cm" svg:x="9.89cm" svg:y="3.54cm">
          <text:p text:style-name="P1">Ap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81cm" svg:height="1.27cm" svg:x="4.81cm" svg:y="6.179cm">
          <text:p text:style-name="P1">Confi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81cm" svg:height="1.27cm" svg:x="14.97cm" svg:y="6.08cm">
          <text:p text:style-name="P1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81cm" svg:height="1.27cm" svg:x="6.397cm" svg:y="8.62cm">
          <text:p text:style-name="P1">Sess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81cm" svg:height="1.27cm" svg:x="18.78cm" svg:y="8.62cm">
          <text:p text:style-name="P1">Colle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6.875cm" svg:y1="7.35cm" svg:x2="20.685cm" svg:y2="8.62cm" draw:start-shape="id1" draw:start-glue-point="6" draw:end-shape="id2" draw:end-glue-point="4" svg:d="M16875 7350c0 954 3810 319 3810 1270" svg:viewBox="0 0 3811 1271">
          <text:p/>
        </draw:connector>
        <draw:connector draw:style-name="gr3" draw:text-style-name="P2" draw:layer="layout" draw:type="curve" svg:x1="16.875cm" svg:y1="7.35cm" svg:x2="8.302cm" svg:y2="8.62cm" draw:start-shape="id1" draw:start-glue-point="6" draw:end-shape="id3" draw:end-glue-point="4" svg:d="M16875 7350c0 954-8573 319-8573 1270" svg:viewBox="0 0 8574 1271">
          <text:p/>
        </draw:connector>
        <draw:connector draw:style-name="gr3" draw:text-style-name="P2" draw:layer="layout" draw:type="curve" svg:x1="11.795cm" svg:y1="4.805cm" svg:x2="6.715cm" svg:y2="6.179cm" draw:start-shape="id4" draw:start-glue-point="6" draw:end-shape="id5" draw:end-glue-point="4" svg:d="M11795 4805c0 1030-5080 344-5080 1374" svg:viewBox="0 0 5081 1375">
          <text:p/>
        </draw:connector>
        <draw:connector draw:style-name="gr3" draw:text-style-name="P2" draw:layer="layout" draw:type="curve" svg:x1="11.795cm" svg:y1="4.805cm" svg:x2="16.875cm" svg:y2="6.08cm" draw:start-shape="id4" draw:start-glue-point="6" draw:end-shape="id1" draw:end-glue-point="4" svg:d="M11795 4805c0 957 5080 320 5080 1275" svg:viewBox="0 0 5081 1276">
          <text:p/>
        </draw:connector>
        <draw:custom-shape draw:style-name="gr4" draw:text-style-name="P3" xml:id="id6" draw:id="id6" draw:layer="layout" svg:width="3.81cm" svg:height="1.27cm" svg:x="3.54cm" svg:y="11.16cm">
          <text:p text:style-name="P1">Ses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3.81cm" svg:height="1.27cm" svg:x="8.62cm" svg:y="11.16cm">
          <text:p text:style-name="P1">Ses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8.302cm" svg:y1="9.89cm" svg:x2="5.445cm" svg:y2="11.16cm" draw:start-shape="id3" draw:start-glue-point="6" draw:end-shape="id6" draw:end-glue-point="4" svg:d="M8302 9890c0 954-2857 319-2857 1270" svg:viewBox="0 0 2858 1271">
          <text:p/>
        </draw:connector>
        <draw:connector draw:style-name="gr3" draw:text-style-name="P2" draw:layer="layout" draw:type="curve" svg:x1="8.302cm" svg:y1="9.89cm" svg:x2="10.525cm" svg:y2="11.16cm" draw:start-shape="id3" draw:start-glue-point="6" draw:end-shape="id7" draw:end-glue-point="4" svg:d="M8302 9890c0 954 2223 319 2223 1270" svg:viewBox="0 0 2224 1271">
          <text:p/>
        </draw:connector>
        <draw:custom-shape draw:style-name="gr4" draw:text-style-name="P3" xml:id="id9" draw:id="id9" draw:layer="layout" svg:width="3.81cm" svg:height="1.27cm" svg:x="21.32cm" svg:y="11.16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3.81cm" svg:height="1.27cm" svg:x="16.24cm" svg:y="11.16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20.685cm" svg:y1="9.89cm" svg:x2="18.145cm" svg:y2="11.16cm" draw:start-shape="id2" draw:start-glue-point="6" draw:end-shape="id8" draw:end-glue-point="4" svg:d="M20685 9890c0 954-2540 319-2540 1270" svg:viewBox="0 0 2541 1271">
          <text:p/>
        </draw:connector>
        <draw:connector draw:style-name="gr3" draw:text-style-name="P2" draw:layer="layout" draw:type="curve" svg:x1="20.685cm" svg:y1="9.89cm" svg:x2="23.225cm" svg:y2="11.16cm" draw:start-shape="id2" draw:start-glue-point="6" draw:end-shape="id9" draw:end-glue-point="4" svg:d="M20685 9890c0 954 2540 319 2540 1270" svg:viewBox="0 0 2541 1271">
          <text:p/>
        </draw:connector>
        <draw:custom-shape draw:style-name="gr2" draw:text-style-name="P1" xml:id="id10" draw:id="id10" draw:layer="layout" svg:width="3.81cm" svg:height="1.27cm" svg:x="13.7cm" svg:y="13.7cm">
          <text:p text:style-name="P1"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3.81cm" svg:height="1.27cm" svg:x="18.78cm" svg:y="13.7cm">
          <text:p text:style-name="P1">I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8.145cm" svg:y1="12.43cm" svg:x2="15.605cm" svg:y2="13.7cm" draw:start-shape="id8" draw:start-glue-point="6" draw:end-shape="id10" draw:end-glue-point="4" svg:d="M18145 12430c0 954-2540 319-2540 1270" svg:viewBox="0 0 2541 1271">
          <text:p/>
        </draw:connector>
        <draw:connector draw:style-name="gr3" draw:text-style-name="P2" draw:layer="layout" draw:type="curve" svg:x1="18.145cm" svg:y1="12.43cm" svg:x2="20.685cm" svg:y2="13.7cm" draw:start-shape="id8" draw:start-glue-point="6" draw:end-shape="id11" draw:end-glue-point="4" svg:d="M18145 12430c0 954 2540 319 2540 1270" svg:viewBox="0 0 2541 1271">
          <text:p/>
        </draw:connector>
        <draw:custom-shape draw:style-name="gr2" draw:text-style-name="P1" xml:id="id12" draw:id="id12" draw:layer="layout" svg:width="3.81cm" svg:height="1.27cm" svg:x="9.89cm" svg:y="16.24cm">
          <text:p text:style-name="P1">Secr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.81cm" svg:height="1.27cm" svg:x="3.54cm" svg:y="14.97cm">
          <text:p text:style-name="P1">Promp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5.605cm" svg:y1="14.97cm" svg:x2="11.795cm" svg:y2="16.24cm" draw:start-shape="id10" draw:start-glue-point="6" draw:end-shape="id12" draw:end-glue-point="4" svg:d="M15605 14970c0 954-3810 319-3810 1270" svg:viewBox="0 0 3811 1271">
          <text:p/>
        </draw:connector>
        <draw:custom-shape draw:style-name="gr6" draw:text-style-name="P1" xml:id="id13" draw:id="id13" draw:layer="layout" svg:width="6.35cm" svg:height="1.27cm" svg:x="16.24cm" svg:y="16.24cm">
          <text:p text:style-name="P1">LookupAttribu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5.605cm" svg:y1="14.97cm" svg:x2="19.415cm" svg:y2="16.24cm" draw:start-shape="id10" draw:start-glue-point="6" draw:end-shape="id13" draw:end-glue-point="4" svg:d="M15605 14970c0 954 3810 319 3810 1270" svg:viewBox="0 0 3811 1271">
          <text:p/>
        </draw:connector>
        <draw:custom-shape draw:style-name="gr5" draw:text-style-name="P4" draw:layer="layout" svg:width="3.81cm" svg:height="1.27cm" svg:x="3.54cm" svg:y="17.51cm">
          <text:p text:style-name="P1">SecretMap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2T00:48:35.023450540</meta:creation-date>
    <dc:date>2021-05-12T02:27:57.527495526</dc:date>
    <meta:editing-duration>PT31M22S</meta:editing-duration>
    <meta:editing-cycles>6</meta:editing-cycles>
    <meta:generator>LibreOffice/7.1.3.2$Linux_X86_64 LibreOffice_project/10$Build-2</meta:generator>
    <meta:document-statistic meta:object-count="27"/>
  </office:meta>
</office:document-meta>
</file>